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83878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8358544" text:id="ct1402999683585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8371936" text:id="ct1402999683719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7058544" text:id="ct140299967058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8371664" text:id="ct140299968371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845760" text:id="ct1402999748457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4845968" text:id="ct1402999748459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68358544"/><text:change-start text:change-id="ct140299968371936"/>Adopt<text:change-end text:change-id="ct140299968371936"/>ed<text:change-start text:change-id="ct140299967058544"/> as a <text:change-end text:change-id="ct140299967058544"/>NMRA <text:change-start text:change-id="ct140299968371664"/>Standard<text:change-end text:change-id="ct14029996837166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4845760"/><text:change-start text:change-id="ct140299974845968"/>Version History<text:change-end text:change-id="ct1402999748459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3:56.58887827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8M46S</meta:editing-duration>
    <meta:generator>LibreOffice/4.4.0.3$MacOSX_X86_64 LibreOffice_project/de093506bcdc5fafd9023ee680b8c60e3e0645d7</meta:generator>
    <dc:date>2016-02-08T16:13:56.438707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0" meta:character-count="480" meta:non-whitespace-character-count="407"/>
  </office:meta>
</office:document-meta>
</file>